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g3" table:style-name="ta1">
        <table:shapes>
          <draw:frame draw:z-index="0" draw:style-name="gr1" draw:text-style-name="P1" svg:width="13.7606in" svg:height="3.548in" svg:x="0.0921in" svg:y="18.326in">
            <draw:object draw:notify-on-update-of-ranges="ping3.B1:ping3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5.1167026542437" calcext:value-type="float">
            <text:p>-75.11670265424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0.4465075288987" calcext:value-type="float">
            <text:p>-20.446507528898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.6296489615069" calcext:value-type="float">
            <text:p>-14.62964896150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.2629943682983" calcext:value-type="float">
            <text:p>-17.26299436829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.70674945775166" calcext:value-type="float">
            <text:p>-9.706749457751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8.1640738875589" calcext:value-type="float">
            <text:p>-38.16407388755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1.3472513752305" calcext:value-type="float">
            <text:p>-51.34725137523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.1179767500333" calcext:value-type="float">
            <text:p>-46.11797675003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0.9890062106005" calcext:value-type="float">
            <text:p>-30.98900621060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4.3289614544631" calcext:value-type="float">
            <text:p>-34.32896145446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9.7226119558365" calcext:value-type="float">
            <text:p>-19.722611955836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.56145106580584" calcext:value-type="float">
            <text:p>-3.561451065805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7.27363826056755" calcext:value-type="float">
            <text:p>-7.273638260567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.3156964406279" calcext:value-type="float">
            <text:p>-12.315696440627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.25627812874497" calcext:value-type="float">
            <text:p>-2.256278128744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5.3074330696417" calcext:value-type="float">
            <text:p>-35.30743306964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7.8819382153085" calcext:value-type="float">
            <text:p>-37.881938215308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1.8080179210582" calcext:value-type="float">
            <text:p>-51.808017921058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45.7474405704309" calcext:value-type="float">
            <text:p>-45.74744057043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42.4321117469062" calcext:value-type="float">
            <text:p>-42.432111746906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1.0036602986481" calcext:value-type="float">
            <text:p>-21.003660298648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8.1174599969169" calcext:value-type="float">
            <text:p>-28.117459996916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7.83004239033444" calcext:value-type="float">
            <text:p>-7.830042390334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3.0620432802176" calcext:value-type="float">
            <text:p>-13.06204328021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8.3744804269842" calcext:value-type="float">
            <text:p>-18.374480426984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4.1124388702675" calcext:value-type="float">
            <text:p>-24.11243887026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4.9624579976131" calcext:value-type="float">
            <text:p>-34.962457997613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3.5551536206382" calcext:value-type="float">
            <text:p>-33.555153620638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7.8547926200299" calcext:value-type="float">
            <text:p>-27.854792620029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1.4020129603619" calcext:value-type="float">
            <text:p>-21.40201296036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.9945386731085" calcext:value-type="float">
            <text:p>-8.994538673108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.82553746982361" calcext:value-type="float">
            <text:p>-8.8255374698236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0.7886636458949" calcext:value-type="float">
            <text:p>-10.788663645894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.01692770575221" calcext:value-type="float">
            <text:p>-1.0169277057522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5.0652164240793" calcext:value-type="float">
            <text:p>-15.065216424079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7.9398053184196" calcext:value-type="float">
            <text:p>-27.939805318419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8.4609316168464" calcext:value-type="float">
            <text:p>-28.460931616846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36.1008598927304" calcext:value-type="float">
            <text:p>-36.100859892730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4.7621463185876" calcext:value-type="float">
            <text:p>-34.762146318587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0.919091674323" calcext:value-type="float">
            <text:p>-20.91909167432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.6064228767889" calcext:value-type="float">
            <text:p>-12.606422876788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7.145858950821" calcext:value-type="float">
            <text:p>-7.14585895082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6.2544614021724" calcext:value-type="float">
            <text:p>-36.254461402172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8.2691627770178" calcext:value-type="float">
            <text:p>-18.269162777017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8.1213050622842" calcext:value-type="float">
            <text:p>-18.12130506228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4.8488636285484" calcext:value-type="float">
            <text:p>-24.848863628548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8.8627340573099" calcext:value-type="float">
            <text:p>-38.862734057309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6.5252390306672" calcext:value-type="float">
            <text:p>-36.525239030667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8.6278663463086" calcext:value-type="float">
            <text:p>-38.627866346308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50.5688717914382" calcext:value-type="float">
            <text:p>-50.568871791438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9.2509389894406" calcext:value-type="float">
            <text:p>-29.250938989440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46504479378265" calcext:value-type="float">
            <text:p>-3.4650447937826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.3904118340219" calcext:value-type="float">
            <text:p>-11.3904118340219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8.4167205399561" calcext:value-type="float">
            <text:p>-28.416720539956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65.0149174863131" calcext:value-type="float">
            <text:p>-65.014917486313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4.5169656245441" calcext:value-type="float">
            <text:p>-44.516965624544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8.1438646857882" calcext:value-type="float">
            <text:p>-38.143864685788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42.7044247222349" calcext:value-type="float">
            <text:p>-42.704424722234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4.236558901351" calcext:value-type="float">
            <text:p>-34.23655890135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9.7272544384767" calcext:value-type="float">
            <text:p>-29.72725443847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.4591600256545" calcext:value-type="float">
            <text:p>-16.459160025654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84817054108655" calcext:value-type="float">
            <text:p>2.8481705410865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87683741904628" calcext:value-type="float">
            <text:p>1.876837419046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.475134767147" calcext:value-type="float">
            <text:p>-12.47513476714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1.631074796253" calcext:value-type="float">
            <text:p>-21.63107479625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20.7623054408599" calcext:value-type="float">
            <text:p>-20.762305440859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24.1223250970182" calcext:value-type="float">
            <text:p>-24.122325097018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9.0081577763356" calcext:value-type="float">
            <text:p>-29.008157776335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3.6337771496909" calcext:value-type="float">
            <text:p>-23.633777149690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22.2428104062714" calcext:value-type="float">
            <text:p>-22.242810406271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8.9690289688259" calcext:value-type="float">
            <text:p>-18.969028968825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.29120617726489" calcext:value-type="float">
            <text:p>-2.2912061772648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.13737855654728" calcext:value-type="float">
            <text:p>-8.1373785565472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5.42959160506946" calcext:value-type="float">
            <text:p>-5.4295916050694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29.7006479062697" calcext:value-type="float">
            <text:p>-29.700647906269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20.3236713580295" calcext:value-type="float">
            <text:p>-20.323671358029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4.3821178959394" calcext:value-type="float">
            <text:p>-34.382117895939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43.7986927665762" calcext:value-type="float">
            <text:p>-43.798692766576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20.284405706283" calcext:value-type="float">
            <text:p>-20.28440570628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.33125988686015" calcext:value-type="float">
            <text:p>-5.331259886860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9.9816064857896" calcext:value-type="float">
            <text:p>-19.981606485789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500273772233363" calcext:value-type="float">
            <text:p>-0.50027377223336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90260025525324" calcext:value-type="float">
            <text:p>3.9026002552532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.79121928975953" calcext:value-type="float">
            <text:p>-2.7912192897595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8.0573771784328" calcext:value-type="float">
            <text:p>-18.057377178432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9.9125973367929" calcext:value-type="float">
            <text:p>-29.912597336792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27.3609119937313" calcext:value-type="float">
            <text:p>-27.360911993731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8.8286942773442" calcext:value-type="float">
            <text:p>-38.828694277344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20.2206814944151" calcext:value-type="float">
            <text:p>-20.220681494415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28.7032622519253" calcext:value-type="float">
            <text:p>-28.703262251925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.87255009413545" calcext:value-type="float">
            <text:p>-8.8725500941354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269485786333725" calcext:value-type="float">
            <text:p>-0.26948578633372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1.678117858518" calcext:value-type="float">
            <text:p>-11.67811785851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.00038624086314" calcext:value-type="float">
            <text:p>-8.0003862408631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0.8120410672478" calcext:value-type="float">
            <text:p>-20.812041067247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2.9785339478592" calcext:value-type="float">
            <text:p>-32.978533947859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28.9822475593312" calcext:value-type="float">
            <text:p>-28.982247559331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8.3777700237602" calcext:value-type="float">
            <text:p>-28.37777002376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1.0618502316752" calcext:value-type="float">
            <text:p>-31.061850231675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7.482738934668" calcext:value-type="float">
            <text:p>-17.482738934668</text:p>
          </table:table-cell>
          <table:table-cell/>
        </table:table-row>
        <table:table-row table:style-name="ro1">
          <table:table-cell/>
          <table:table-cell table:formula="of:=SUM([.B2:.B100])/100" office:value-type="float" office:value="-22.7837342040644" calcext:value-type="float">
            <text:p>-22.7837342040644</text:p>
          </table:table-cell>
          <table:table-cell office:value-type="float" office:value="-23.5349012306068" calcext:value-type="float">
            <text:p>-23.53490123060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31T18:39:10.322803670</dc:date>
    <meta:editing-duration>PT2M52S</meta:editing-duration>
    <meta:editing-cycles>4</meta:editing-cycles>
    <meta:generator>LibreOffice/6.4.7.2$Linux_X86_64 LibreOffice_project/40$Build-2</meta:generator>
    <meta:document-statistic meta:table-count="1" meta:cell-count="2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953cm" svg:height="9.013cm" xlink:href=".." xlink:type="simple" chart:class="chart:line" chart:style-name="ch1">
        <chart:plot-area chart:style-name="ch2" table:cell-range-address="ping3.B1:ping3.B100" svg:x="0.699cm" svg:y="0.18cm" svg:width="33.555cm" svg:height="8.653cm">
          <chartooo:coordinate-region svg:x="1.426cm" svg:y="0.379cm" svg:width="32.828cm" svg:height="8.25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ing3.B1:ping3.B100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.1167026542437">
                <text:p>-75.1167026542437</text:p>
                <draw:g>
                  <svg:desc>ping3.B1:ping3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.4465075288987">
                <text:p>-20.4465075288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.6296489615069">
                <text:p>-14.6296489615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.2629943682983">
                <text:p>-17.2629943682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.70674945775166">
                <text:p>-9.70674945775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.1640738875589">
                <text:p>-38.1640738875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1.3472513752305">
                <text:p>-51.3472513752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6.1179767500333">
                <text:p>-46.1179767500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0.9890062106005">
                <text:p>-30.9890062106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4.3289614544631">
                <text:p>-34.3289614544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9.7226119558365">
                <text:p>-19.7226119558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56145106580584">
                <text:p>-3.56145106580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.27363826056755">
                <text:p>-7.27363826056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.3156964406279">
                <text:p>-12.3156964406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25627812874497">
                <text:p>-2.25627812874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5.3074330696417">
                <text:p>-35.3074330696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7.8819382153085">
                <text:p>-37.8819382153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1.8080179210582">
                <text:p>-51.80801792105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5.7474405704309">
                <text:p>-45.7474405704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2.4321117469062">
                <text:p>-42.43211174690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.0036602986481">
                <text:p>-21.0036602986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8.1174599969169">
                <text:p>-28.1174599969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.83004239033444">
                <text:p>-7.83004239033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.0620432802176">
                <text:p>-13.0620432802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8.3744804269842">
                <text:p>-18.37448042698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4.1124388702675">
                <text:p>-24.1124388702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4.9624579976131">
                <text:p>-34.9624579976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3.5551536206382">
                <text:p>-33.5551536206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.8547926200299">
                <text:p>-27.8547926200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.4020129603619">
                <text:p>-21.4020129603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.9945386731085">
                <text:p>-8.99453867310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.82553746982361">
                <text:p>-8.82553746982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.7886636458949">
                <text:p>-10.7886636458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01692770575221">
                <text:p>-1.01692770575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0652164240793">
                <text:p>-15.0652164240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7.9398053184196">
                <text:p>-27.9398053184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8.4609316168464">
                <text:p>-28.4609316168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6.1008598927304">
                <text:p>-36.1008598927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4.7621463185876">
                <text:p>-34.7621463185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.919091674323">
                <text:p>-20.9190916743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2.6064228767889">
                <text:p>-12.6064228767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7.145858950821">
                <text:p>-7.145858950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6.2544614021724">
                <text:p>-36.25446140217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.2691627770178">
                <text:p>-18.26916277701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8.1213050622842">
                <text:p>-18.1213050622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4.8488636285484">
                <text:p>-24.8488636285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8.8627340573099">
                <text:p>-38.8627340573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6.5252390306672">
                <text:p>-36.52523903066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8.6278663463086">
                <text:p>-38.62786634630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0.5688717914382">
                <text:p>-50.56887179143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9.2509389894406">
                <text:p>-29.25093898944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46504479378265">
                <text:p>-3.46504479378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3904118340219">
                <text:p>-11.39041183402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8.4167205399561">
                <text:p>-28.4167205399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5.0149174863131">
                <text:p>-65.0149174863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4.5169656245441">
                <text:p>-44.5169656245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8.1438646857882">
                <text:p>-38.14386468578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2.7044247222349">
                <text:p>-42.70442472223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4.236558901351">
                <text:p>-34.2365589013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.7272544384767">
                <text:p>-29.72725443847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6.4591600256545">
                <text:p>-16.4591600256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4817054108655">
                <text:p>2.848170541086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7683741904628">
                <text:p>1.87683741904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.475134767147">
                <text:p>-12.4751347671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1.631074796253">
                <text:p>-21.6310747962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0.7623054408599">
                <text:p>-20.76230544085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4.1223250970182">
                <text:p>-24.1223250970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9.0081577763356">
                <text:p>-29.0081577763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3.6337771496909">
                <text:p>-23.6337771496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2.2428104062714">
                <text:p>-22.24281040627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8.9690289688259">
                <text:p>-18.96902896882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29120617726489">
                <text:p>-2.291206177264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.13737855654728">
                <text:p>-8.13737855654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.42959160506946">
                <text:p>-5.429591605069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9.7006479062697">
                <text:p>-29.7006479062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0.3236713580295">
                <text:p>-20.3236713580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4.3821178959394">
                <text:p>-34.38211789593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3.7986927665762">
                <text:p>-43.79869276657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0.284405706283">
                <text:p>-20.284405706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33125988686015">
                <text:p>-5.33125988686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9.9816064857896">
                <text:p>-19.9816064857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00273772233363">
                <text:p>-0.5002737722333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0260025525324">
                <text:p>3.90260025525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79121928975953">
                <text:p>-2.791219289759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8.0573771784328">
                <text:p>-18.0573771784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9.9125973367929">
                <text:p>-29.91259733679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7.3609119937313">
                <text:p>-27.3609119937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8.8286942773442">
                <text:p>-38.8286942773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0.2206814944151">
                <text:p>-20.2206814944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8.7032622519253">
                <text:p>-28.7032622519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.87255009413545">
                <text:p>-8.87255009413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69485786333725">
                <text:p>-0.269485786333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1.678117858518">
                <text:p>-11.6781178585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.00038624086314">
                <text:p>-8.00038624086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0.8120410672478">
                <text:p>-20.8120410672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2.9785339478592">
                <text:p>-32.97853394785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8.9822475593312">
                <text:p>-28.98224755933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8.3777700237602">
                <text:p>-28.37777002376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1.0618502316752">
                <text:p>-31.0618502316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7.482738934668">
                <text:p>-17.482738934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